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2.42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3.685cm" fo:break-before="auto" style:use-optimal-row-height="true"/>
    </style:style>
    <style:style style:name="ro13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ro16" style:family="table-row">
      <style:table-row-properties style:row-height="0.961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9cm" fo:break-before="auto" style:use-optimal-row-height="true"/>
    </style:style>
    <style:style style:name="ro19" style:family="table-row">
      <style:table-row-properties style:row-height="1.286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3.21cm" fo:break-before="auto" style:use-optimal-row-height="true"/>
    </style:style>
    <style:style style:name="ro29" style:family="table-row">
      <style:table-row-properties style:row-height="4.632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 office:value-type="date" office:date-value="2021-11-04T10:43:27.88">
            <text:p>1104</text:p>
          </table:table-cell>
          <table:table-cell table:style-name="ce9"/>
          <table:table-cell table:style-name="ce10" office:value-type="string" table:number-columns-spanned="4" table:number-rows-spanned="1">
            <text:p><text:s/>UZulu wanqoba[won amaNgisi[english kabili[twice ezimpini[in-wars ezahlukene[different,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into[thing ebingakaze[never yenzeke[it-happened, kwazise[after-all~1 phela isibhamu[gun sasingakaze[we-had-never sihlule[defeat-us umkhonto[spear nesihlangu[and-a-shield.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AmaZulu aqhamuka[they-came-out phesheya[abroad neAfrika phecelezi[?,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5.03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5.03">
            <text:p>1105 <text:s/>1436</text:p>
          </table:table-cell>
          <table:table-cell table:style-name="ce7" table:formula="of:=NOW()" office:value-type="date" office:date-value="2021-11-05T14:36:05.03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03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5.12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5.12">
            <text:p>1105 <text:s/>1436</text:p>
          </table:table-cell>
          <table:table-cell table:style-name="ce7" table:formula="of:=NOW()" office:value-type="date" office:date-value="2021-11-05T14:36:05.12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12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5.22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5.22">
            <text:p>1105 <text:s/>1436</text:p>
          </table:table-cell>
          <table:table-cell table:style-name="ce7" table:formula="of:=NOW()" office:value-type="date" office:date-value="2021-11-05T14:36:05.22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22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6cm" draw:caption-point-x="-3.97cm" draw:caption-point-y="-1.134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5.31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5.31">
            <text:p>1105 <text:s/>1436</text:p>
          </table:table-cell>
          <table:table-cell table:style-name="ce7" table:formula="of:=NOW()" office:value-type="date" office:date-value="2021-11-05T14:36:05.31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31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6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1-04T10:59:37.23">
            <text:p>1104</text:p>
          </table:table-cell>
          <table:table-cell table:style-name="ce9"/>
          <table:table-cell table:style-name="ce11" office:value-type="string" table:number-columns-spanned="3" table:number-rows-spanned="1">
            <text:p>nhà[poet~1 thơ và nhà[journalist~1 báo với[with nhiều tác[work phẩm[products viết[write bằng[in tiếng[language Việt, tiếng Hán và tiếng Pháp[french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Cuộc[the đời[existence và sự nghiệp[deed</text:p>
            <text:p>Xuất[origin~1 thân và quê[village;hometown~1 quán</text:p>
            <text:p>Bài[post chi[details~1 tiết: Gia[family~1 đình Hồ Chí Minh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s://vi.wikipedia.org/wiki/Hồ_Chí_Minh#Cuộc_đời_và_sự_nghiệp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5.39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5.39">
            <text:p>1105 <text:s/>1436</text:p>
          </table:table-cell>
          <table:table-cell table:style-name="ce7" table:formula="of:=NOW()" office:value-type="date" office:date-value="2021-11-05T14:36:05.39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39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[leave любви'. абсолю'тно.</text:p>
            <text:p>Я сча'&lt;sha&gt;стлив&lt;f&gt;[happy, только тогда, когда[when занима'юсь[practice иссле'дования`ми[research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4T08:43:38.870001">
            <text:p>110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, 즉, 공원 오두막 쪽. (2) 미케도 이미 달려오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ec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badań. palcowanie dla dźwięków `dai-kan`-u. (2) notatki są : B,Bf,C,Af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斯托克斯定理。（2）某种矢量 B-&gt; 的旋度 X=∇x(B-&gt;) 。该 X 的曲面积分 M1=∫∫._S(X*n-&gt;)dS 。而且，B-&gt; 自身的曲线积分 ∫._C(B)dl-&gt;。（3）这条定理说，M1 和 M2 是同量，就是说，M1=M2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9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(1) я начал читать книгу. название[title это, `по'весть о доме Тайра`. (2) Книга состои'т из коро'ткие рассказов.</text:p>
          </table:table-cell>
          <table:covered-table-cell table:number-columns-repeated="2" table:style-name="ce12"/>
          <table:table-cell table:style-name="ce14" office:value-type="string">
            <text:p>upto : 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315">http://benfranklin.chips.jp/cake_apps/Cake_IFM11/images/view/46315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5T14:02:59.39">
            <text:p>110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미케는 울리지 않고 그냥 달려왔다. (2) 크로는 먼저부터 지상에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czwartek, czwarty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dla ruchy palca tryl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矢量的旋度。计算练习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знай[know свою природу[nature.</text:p>
            <text:p>сле'дуй[follow своей челове'ческой природе.</text:p>
          </table:table-cell>
          <table:covered-table-cell table:number-columns-repeated="2" table:style-name="ce12"/>
          <table:table-cell table:style-name="ce14" office:value-type="string">
            <text:p><text:span text:style-name="T2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884">http://benfranklin.chips.jp/cake_apps/Cake_IFM11/images/view/46884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1.81">
            <text:p>1105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5T14:36:01.81">
            <text:p>1105 <text:s/>1436</text:p>
          </table:table-cell>
          <table:table-cell table:style-name="ce7" table:formula="of:=NOW()" office:value-type="date" office:date-value="2021-11-05T14:36:05.78">
            <text:p>1105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5T14:36:05.78">
            <text:p>1105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6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6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6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7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8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89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1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4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4">
            <text:p>1105 <text:s/>1436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4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5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5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5">
            <text:p>1105 <text:s/>1436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5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6">
            <text:p>1105 <text:s/>1436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6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6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7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7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8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8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8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9">
            <text:p>1105 <text:s/>1436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9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9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5.99">
            <text:p>1105 <text:s/>1436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1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2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3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4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5T14:36:06.05">
            <text:p>1105 <text:s/>143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5T14:36:06.05">
            <text:p>2021/11/5 14:3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5T14:36:06.05">
            <text:p>1105 <text:s/>1436</text:p>
          </table:table-cell>
          <table:table-cell table:style-name="ce7" table:formula="of:=NOW()" office:value-type="date" office:date-value="2021-11-05T14:36:06.05">
            <text:p>1105 <text:s/>143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5T14:36:06.05">
            <text:p>1105 <text:s/>14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2021/11/05</text:date>, <text:time>14:3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5T14:36:04.47</dc:date>
    <dc:creator>iwabuchi ken</dc:creator>
    <meta:editing-duration>P9DT1H52M25S</meta:editing-duration>
    <meta:editing-cycles>1339</meta:editing-cycles>
    <meta:generator>OpenOffice/4.1.3$Win32 OpenOffice.org_project/413m1$Build-9783</meta:generator>
    <meta:document-statistic meta:table-count="7" meta:cell-count="1917" meta:object-count="0"/>
  </office:meta>
</office:document-meta>
</file>